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CB0000002FF0000043DD09348C147371685.svg" manifest:media-type="image/svg+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1011000002FF0000043D0CDE3FC07045A168.svg" manifest:media-type="image/svg+xml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0160000001FB7CD15F0510AF764.png" manifest:media-type="image/pn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text-properties officeooo:rsid="00182435" officeooo:paragraph-rsid="00182435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text-properties officeooo:rsid="001d1599" officeooo:paragraph-rsid="001d1599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row table:style-name="Table1.1"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8">Y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6.12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8">Drawing</text:p>
          </table:table-cell>
          <table:table-cell table:style-name="Table1.A1" office:value-type="string">
            <text:p text:style-name="P9">6.01</text:p>
          </table:table-cell>
          <table:table-cell table:style-name="Table1.A1" office:value-type="string">
            <text:p text:style-name="P9">10.16</text:p>
          </table:table-cell>
          <table:table-cell table:style-name="Table1.A1" office:value-type="string">
            <text:p text:style-name="P9">15.67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78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68</text:p>
          </table:table-cell>
          <table:table-cell table:style-name="Table1.A1" office:value-type="string">
            <text:p text:style-name="P9">10.41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5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58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48</text:p>
          </table:table-cell>
          <table:table-cell table:style-name="Table1.A1" office:value-type="string">
            <text:p text:style-name="P9">10.77</text:p>
          </table:table-cell>
          <table:table-cell table:style-name="Table1.A1" office:value-type="string">
            <text:p text:style-name="P9">10.8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83</text:p>
          </table:table-cell>
          <table:table-cell table:style-name="Table1.A1" office:value-type="string">
            <text:p text:style-name="P9">10.4</text:p>
          </table:table-cell>
          <table:table-cell table:style-name="Table1.A1" office:value-type="string">
            <text:p text:style-name="P9">15.85</text:p>
          </table:table-cell>
        </table:table-row>
        <table:table-row table:style-name="Table1.1">
          <table:table-cell table:style-name="Table1.A1" office:value-type="string">
            <text:p text:style-name="P9">5.8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6</text:p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2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67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4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6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3166666666667</text:p>
          </table:table-cell>
          <table:table-cell table:style-name="Table1.A1" office:value-type="string">
            <text:p text:style-name="P9">10.4471428571429</text:p>
          </table:table-cell>
          <table:table-cell table:style-name="Table1.A1" office:value-type="string">
            <text:p text:style-name="P9">15.8442857142857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6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9">1.04856062808956</text:p>
          </table:table-cell>
          <table:table-cell table:style-name="Table1.A1" office:value-type="string">
            <text:p text:style-name="P9">0.972514699849583</text:p>
          </table:table-cell>
          <table:table-cell table:style-name="Table1.A1" office:value-type="string">
            <text:p text:style-name="P9">0.989000090163195</text:p>
          </table:table-cell>
        </table:table-row>
        <table:table-row table:style-name="Table1.1">
          <table:table-cell table:style-name="Table1.A1" office:value-type="string">
            <text:p text:style-name="P9">5.66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9">10.7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77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0.51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642857142857</text:p>
          </table:table-cell>
          <table:table-cell table:style-name="Table1.A1" office:value-type="string">
            <text:p text:style-name="P9">10.632</text:p>
          </table:table-cell>
          <table:table-cell table:style-name="Table1.A1" office:value-type="string">
            <text:p text:style-name="P9">10.640666666666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1.08966043494849</text:p>
          </table:table-cell>
          <table:table-cell table:style-name="Table1.A1" office:value-type="string">
            <text:p text:style-name="P9">0.971595184349135</text:p>
          </table:table-cell>
          <table:table-cell table:style-name="Table1.A1" office:value-type="string">
            <text:p text:style-name="P9">0.970803834346219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So for <text:soft-page-break/>longer measurements the measure becomes more accurat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White Resin threads ok if there is plenty of clearance around the hole <text:s/>drill 2.5 for 3mm tap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  <text:p text:style-name="P6"/>
      <text:p text:style-name="P10">Knobs</text:p>
      <text:p text:style-name="P10"/>
      <text:p text:style-name="P10">MS21385-04ENN</text:p>
      <text:p text:style-name="P10">MS21385-04BNN</text:p>
      <text:p text:style-name="P10">MS21385-04CNN</text:p>
      <text:p text:style-name="P10">MS21384-04ANN</text:p>
      <text:p text:style-name="P10">MS21384-04DNN</text:p>
      <text:p text:style-name="P10">MS21384-04DBN</text:p>
      <text:p text:style-name="P10">MS21385-04CNN</text:p>
      <text:p text:style-name="P10">MS21387-18BN</text:p>
      <text:p text:style-name="P10">Korry BP246-A1B1</text:p>
      <text:p text:style-name="P10">Kory RD239-A1G2</text:p>
      <text:p text:style-name="P10">OBOGS Knob-1</text:p>
      <text:p text:style-name="P10"/>
      <text:h text:style-name="P1" text:outline-level="2"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soft-page-break/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2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2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2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1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1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1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0-11-08T13:26:25.358945524</dc:date>
    <meta:editing-duration>PT6H56M41S</meta:editing-duration>
    <meta:editing-cycles>6</meta:editing-cycles>
    <meta:generator>LibreOffice/6.4.4.2$MacOSX_X86_64 LibreOffice_project/3d775be2011f3886db32dfd395a6a6d1ca2630ff</meta:generator>
    <meta:document-statistic meta:table-count="1" meta:image-count="7" meta:object-count="0" meta:page-count="6" meta:paragraph-count="184" meta:word-count="901" meta:character-count="6282" meta:non-whitespace-character-count="5554"/>
  </office:meta>
</office:document-meta>
</file>